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3" style:family="table-column">
      <style:table-column-properties fo:break-before="auto" style:column-width="1.914cm"/>
    </style:style>
    <style:style style:name="co29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11.827cm"/>
    </style:style>
    <style:style style:name="co8" style:family="table-column">
      <style:table-column-properties fo:break-before="auto" style:column-width="17.219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4.392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15.312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7.60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2.404cm"/>
    </style:style>
    <style:style style:name="co17" style:family="table-column">
      <style:table-column-properties fo:break-before="auto" style:column-width="11.065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0.661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0.878cm"/>
    </style:style>
    <style:style style:name="co22" style:family="table-column">
      <style:table-column-properties fo:break-before="auto" style:column-width="3.194cm"/>
    </style:style>
    <style:style style:name="co23" style:family="table-column">
      <style:table-column-properties fo:break-before="auto" style:column-width="1.833cm"/>
    </style:style>
    <style:style style:name="co24" style:family="table-column">
      <style:table-column-properties fo:break-before="auto" style:column-width="2.378cm"/>
    </style:style>
    <style:style style:name="co25" style:family="table-column">
      <style:table-column-properties fo:break-before="auto" style:column-width="2.214cm"/>
    </style:style>
    <style:style style:name="co26" style:family="table-column">
      <style:table-column-properties fo:break-before="auto" style:column-width="7.334cm"/>
    </style:style>
    <style:style style:name="co27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4.987cm"/>
    </style:style>
    <style:style style:name="co5" style:family="table-column">
      <style:table-column-properties fo:break-before="auto" style:column-width="1.949cm"/>
    </style:style>
    <style:style style:name="co28" style:family="table-column">
      <style:table-column-properties fo:break-before="auto" style:column-width="2.258cm"/>
    </style:style>
    <style:style style:name="co32" style:family="table-column">
      <style:table-column-properties fo:break-before="auto" style:column-width="2.235cm"/>
    </style:style>
    <style:style style:name="co33" style:family="table-column">
      <style:table-column-properties fo:break-before="auto" style:column-width="4.471cm"/>
    </style:style>
    <style:style style:name="co34" style:family="table-column">
      <style:table-column-properties fo:break-before="auto" style:column-width="3.7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cked" table:style-name="ta1"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252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I-10914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D3]*[.E3]" office:value-type="float" office:value="440" calcext:value-type="float">
            <text:p>440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P-111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5" calcext:value-type="float">
            <text:p>5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P-0009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D5]*[.E5]" office:value-type="float" office:value="400" calcext:value-type="float">
            <text:p>400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251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100" calcext:value-type="float">
            <text:p>10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P-0619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D7]*[.E7]" office:value-type="float" office:value="160" calcext:value-type="float">
            <text:p>160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P-0510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8]*[.E8]" office:value-type="float" office:value="30" calcext:value-type="float">
            <text:p>30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2510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9]*[.E9]" office:value-type="float" office:value="100" calcext:value-type="float">
            <text:p>10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-0786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float" office:value="100" calcext:value-type="float">
            <text:p>10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3</text:p>
          </table:table-cell>
          <table:table-cell table:number-columns-repeated="2" office:value-type="string" calcext:value-type="string">
            <text:p>I-083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]*[.E11]" office:value-type="float" office:value="10" calcext:value-type="float">
            <text:p>10</text:p>
          </table:table-cell>
          <table:table-cell office:value-type="string" calcext:value-type="string">
            <text:p>Diode_THT:D_DO-41_SOD81_P2.54mm_Vertical_AnodeUp</text:p>
          </table:table-cell>
          <table:table-cell office:value-type="string" calcext:value-type="string">
            <text:p>http://www.vishay.com/docs/88503/1n4001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SS178</text:p>
          </table:table-cell>
          <table:table-cell office:value-type="string" calcext:value-type="string">
            <text:p>I-105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float" office:value="10" calcext:value-type="float">
            <text:p>10</text:p>
          </table:table-cell>
          <table:table-cell office:value-type="string" calcext:value-type="string">
            <text:p>Diode_THT:D_DO-35_SOD27_P2.54mm_Vertical_AnodeU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2547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float" office:value="100" calcext:value-type="float">
            <text:p>10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5</text:p>
          </table:table-cell>
          <table:table-cell office:value-type="string" calcext:value-type="string">
            <text:p>50kA</text:p>
          </table:table-cell>
          <table:table-cell office:value-type="string" calcext:value-type="string">
            <text:p>P-072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float" office:value="40" calcext:value-type="float">
            <text:p>4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4</text:p>
          </table:table-cell>
          <table:table-cell office:value-type="string" calcext:value-type="string">
            <text:p>50KB</text:p>
          </table:table-cell>
          <table:table-cell office:value-type="string" calcext:value-type="string">
            <text:p>P-09239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D15]*[.E15]" office:value-type="float" office:value="400" calcext:value-type="float">
            <text:p>40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I-140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16]*[.E16]" office:value-type="float" office:value="40" calcext:value-type="float">
            <text:p>40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hc00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AudioJack2</text:p>
          </table:table-cell>
          <table:table-cell office:value-type="string" calcext:value-type="string">
            <text:p>C-148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D17]*[.E17]" office:value-type="float" office:value="140" calcext:value-type="float">
            <text:p>14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AudioJack3_SwitchTR</text:p>
          </table:table-cell>
          <table:table-cell office:value-type="string" calcext:value-type="string">
            <text:p>C-0676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D18]*[.E18]" office:value-type="float" office:value="180" calcext:value-type="float">
            <text:p>18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BP5293-33</text:p>
          </table:table-cell>
          <table:table-cell office:value-type="string" calcext:value-type="string">
            <text:p>M-1514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float" office:value="250" calcext:value-type="float">
            <text:p>25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akizukidenshi.com/download/ds/rohm/BP5293_DataSheet_J_VerC_161013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P5293-50</text:p>
          </table:table-cell>
          <table:table-cell office:value-type="string" calcext:value-type="string">
            <text:p>M-152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float" office:value="250" calcext:value-type="float">
            <text:p>25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akizukidenshi.com/download/ds/rohm/BP5293_DataSheet_J_VerC_161013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-0577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D21]*[.E21]" office:value-type="float" office:value="240" calcext:value-type="float">
            <text:p>24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-0162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D22]*[.E22]" office:value-type="float" office:value="150" calcext:value-type="float">
            <text:p>150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2x08_Female</text:p>
          </table:table-cell>
          <table:table-cell office:value-type="string" calcext:value-type="string">
            <text:p>C-0578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D23]*[.E23]" office:value-type="float" office:value="300" calcext:value-type="float">
            <text:p>30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-0014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D24]*[.E24]" office:value-type="float" office:value="300" calcext:value-type="float">
            <text:p>300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4</text:p>
          </table:table-cell>
          <table:table-cell office:value-type="string" calcext:value-type="string">
            <text:p>DB15_Female</text:p>
          </table:table-cell>
          <table:table-cell office:value-type="string" calcext:value-type="string">
            <text:p>C-0002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float" office:value="50" calcext:value-type="float">
            <text:p>50</text:p>
          </table:table-cell>
          <table:table-cell/>
          <table:table-cell office:value-type="string" calcext:value-type="string">
            <text:p><text:s/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1</text:p>
          </table:table-cell>
          <table:table-cell office:value-type="string" calcext:value-type="string">
            <text:p>DB15_Male</text:p>
          </table:table-cell>
          <table:table-cell office:value-type="string" calcext:value-type="string">
            <text:p>C-000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D26]*[.E26]" office:value-type="float" office:value="50" calcext:value-type="float">
            <text:p>50</text:p>
          </table:table-cell>
          <table:table-cell/>
          <table:table-cell office:value-type="string" calcext:value-type="string">
            <text:p><text:s/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B15_Shell</text:p>
          </table:table-cell>
          <table:table-cell office:value-type="string" calcext:value-type="string">
            <text:p>C-0003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D27]*[.E27]" office:value-type="float" office:value="200" calcext:value-type="float">
            <text:p>2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DIN-5_180degree</text:p>
          </table:table-cell>
          <table:table-cell office:value-type="string" calcext:value-type="string">
            <text:p>C-1045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float" office:value="120" calcext:value-type="float">
            <text:p>120</text:p>
          </table:table-cell>
          <table:table-cell/>
          <table:table-cell office:value-type="string" calcext:value-type="string">
            <text:p>http://www.mouser.com/ds/2/18/40_c091_abd_e-75918.pdf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R1</text:p>
          </table:table-cell>
          <table:table-cell office:value-type="string" calcext:value-type="string">
            <text:p>HDSP-4830_2</text:p>
          </table:table-cell>
          <table:table-cell office:value-type="string" calcext:value-type="string">
            <text:p>I-0534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float" office:value="120" calcext:value-type="float">
            <text:p>120</text:p>
          </table:table-cell>
          <table:table-cell office:value-type="string" calcext:value-type="string">
            <text:p>Display:HDSP-4830</text:p>
          </table:table-cell>
          <table:table-cell office:value-type="string" calcext:value-type="string">
            <text:p>https://docs.broadcom.com/docs/AV02-1798EN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-0629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float" office:value="40" calcext:value-type="float">
            <text:p>4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-116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31]*[.E31]" office:value-type="float" office:value="20" calcext:value-type="float">
            <text:p>20</text:p>
          </table:table-cell>
          <table:table-cell office:value-type="string" calcext:value-type="string">
            <text:p>LED_THT:LED_D3.0mm,2.1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-116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2]*[.E32]" office:value-type="float" office:value="80" calcext:value-type="float">
            <text:p>80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4</text:p>
          </table:table-cell>
          <table:table-cell office:value-type="string" calcext:value-type="string">
            <text:p>LTS-6960HR</text:p>
          </table:table-cell>
          <table:table-cell office:value-type="string" calcext:value-type="string">
            <text:p>I-006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D33]*[.E33]" office:value-type="float" office:value="120" calcext:value-type="float">
            <text:p>120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5</text:p>
          </table:table-cell>
          <table:table-cell office:value-type="string" calcext:value-type="string">
            <text:p>LTS-6960HR</text:p>
          </table:table-cell>
          <table:table-cell office:value-type="string" calcext:value-type="string">
            <text:p>I-1292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D34]*[.E34]" office:value-type="float" office:value="100" calcext:value-type="float">
            <text:p>100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IC16F18854-SO</text:p>
          </table:table-cell>
          <table:table-cell office:value-type="string" calcext:value-type="string">
            <text:p>I-11888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formula="of:=[.D35]*[.E35]" office:value-type="float" office:value="170" calcext:value-type="float">
            <text:p>170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PIC16(L)F18854%20Data%20Sheet_DS40001826C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PIC32MX110F016B-I_SP</text:p>
          </table:table-cell>
          <table:table-cell office:value-type="string" calcext:value-type="string">
            <text:p>I-05849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D36]*[.E36]" office:value-type="float" office:value="180" calcext:value-type="float">
            <text:p>180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61168E.pdf</text:p>
          </table:table-cell>
          <table:table-cell office:value-type="string" calcext:value-type="string">
            <text:p>Manufacturer URL</text:p>
          </table:table-cell>
          <table:table-cell office:value-type="string" calcext:value-type="string">
            <text:p>http://www.microchip.com</text:p>
          </table:table-cell>
          <table:table-cell office:value-type="string" calcext:value-type="string">
            <text:p>Package Specification</text:p>
          </table:table-cell>
          <table:table-cell office:value-type="string" calcext:value-type="string">
            <text:p>http://www.microchip.com/stellent/groups/techpub_sg/documents/packagingspec/en012702.pdf</text:p>
          </table:table-cell>
          <table:table-cell office:value-type="string" calcext:value-type="string">
            <text:p>Product URL</text:p>
          </table:table-cell>
          <table:table-cell office:value-type="string" calcext:value-type="string">
            <text:p>http://www.microchip.com/PIC32MX110F016B</text:p>
          </table:table-cell>
          <table:table-cell office:value-type="string" calcext:value-type="string">
            <text:p>Rev. E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Lead Plastic Dual In-Line, 34.86 x 6.79 mm Body, 2.54 mm Pitch</text:p>
          </table:table-cell>
          <table:table-cell office:value-type="string" calcext:value-type="string">
            <text:p>C04-070B</text:p>
          </table:table-cell>
          <table:table-cell office:value-type="string" calcext:value-type="string">
            <text:p>IC</text:p>
          </table:table-cell>
          <table:table-cell office:value-type="float" office:value="1156563" calcext:value-type="float">
            <text:p>11565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7413a09ebb98f6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SPDIP-SP28</text:p>
          </table:table-cell>
          <table:table-cell office:value-type="float" office:value="1359970709" calcext:value-type="float">
            <text:p>1359970709</text:p>
          </table:table-cell>
          <table:table-cell office:value-type="string" calcext:value-type="string">
            <text:p>E7E3DC04-7D64-40B1-9461-E4D614E67543</text:p>
          </table:table-cell>
          <table:table-cell office:value-type="string" calcext:value-type="string">
            <text:p><text:s/>Mother</text:p>
          </table:table-cell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-0979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table:formula="of:=[.D37]*[.E37]" office:value-type="float" office:value="4270" calcext:value-type="float">
            <text:p>427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RXEF050</text:p>
          </table:table-cell>
          <table:table-cell office:value-type="string" calcext:value-type="string">
            <text:p>P-0135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float" office:value="30" calcext:value-type="float">
            <text:p>30</text:p>
          </table:table-cell>
          <table:table-cell office:value-type="string" calcext:value-type="string">
            <text:p>Capacitor_THT:C_Disc_D8.0mm_W2.5mm_P5.00mm</text:p>
          </table:table-cell>
          <table:table-cell office:value-type="string" calcext:value-type="string">
            <text:p>https://akizukidenshi.com/download/ds/tyco/rxef050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anel</text:p>
          </table:table-cell>
          <table:table-cell office:value-type="string" calcext:value-type="string">
            <text:p>P-15666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[.D39]*[.E39]" office:value-type="float" office:value="260" calcext:value-type="float">
            <text:p>26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anel</text:p>
          </table:table-cell>
          <table:table-cell office:value-type="string" calcext:value-type="string">
            <text:p>P-1566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D40]*[.E40]" office:value-type="float" office:value="130" calcext:value-type="float">
            <text:p>13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W_Panel</text:p>
          </table:table-cell>
          <table:table-cell office:value-type="string" calcext:value-type="string">
            <text:p>P-1566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D41]*[.E41]" office:value-type="float" office:value="130" calcext:value-type="float">
            <text:p>13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BD62783A</text:p>
          </table:table-cell>
          <table:table-cell office:value-type="string" calcext:value-type="string">
            <text:p>I-1095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float" office:value="60" calcext:value-type="float">
            <text:p>60</text:p>
          </table:table-cell>
          <table:table-cell office:value-type="string" calcext:value-type="string">
            <text:p>Package_DIP:DIP-18_W7.62mm</text:p>
          </table:table-cell>
          <table:table-cell office:value-type="string" calcext:value-type="string">
            <text:p>http://toshiba.semicon-storage.com/info/docget.jsp?did=30523&amp;prodName=TBD62783APG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LP785</text:p>
          </table:table-cell>
          <table:table-cell office:value-type="string" calcext:value-type="string">
            <text:p>I-0755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3]*[.E43]" office:value-type="float" office:value="20" calcext:value-type="float">
            <text:p>20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https://toshiba.semicon-storage.com/info/docget.jsp?did=10569&amp;prodName=TLP785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I-1506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D44]*[.E44]" office:value-type="float" office:value="50" calcext:value-type="float">
            <text:p>50</text:p>
          </table:table-cell>
          <table:table-cell office:value-type="string" calcext:value-type="string">
            <text:p>Package_DIP:DIP-18_W7.62mm</text:p>
          </table:table-cell>
          <table:table-cell office:value-type="string" calcext:value-type="string">
            <text:p>http://www.ti.com/lit/ds/symlink/uln2803a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Ctype</text:p>
          </table:table-cell>
          <table:table-cell office:value-type="string" calcext:value-type="string">
            <text:p>P-00517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D45]*[.E45]" office:value-type="float" office:value="600" calcext:value-type="float">
            <text:p>60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type</text:p>
          </table:table-cell>
          <table:table-cell office:value-type="string" calcext:value-type="string">
            <text:p>P-07618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[.D46]*[.E46]" office:value-type="float" office:value="600" calcext:value-type="float">
            <text:p>6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nob</text:p>
          </table:table-cell>
          <table:table-cell office:value-type="string" calcext:value-type="string">
            <text:p>fader</text:p>
          </table:table-cell>
          <table:table-cell office:value-type="string" calcext:value-type="string">
            <text:p>P-0924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47]*[.E47]" office:value-type="float" office:value="120" calcext:value-type="float">
            <text:p>12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 office:value-type="string" calcext:value-type="string">
            <text:p>P-0025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8]*[.E48]"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ap</text:p>
          </table:table-cell>
          <table:table-cell office:value-type="string" calcext:value-type="string">
            <text:p>MPLAB</text:p>
          </table:table-cell>
          <table:table-cell office:value-type="string" calcext:value-type="string">
            <text:p>M-13854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table:formula="of:=[.D49]*[.E49]" office:value-type="float" office:value="2800" calcext:value-type="float">
            <text:p>280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inyl wire</text:p>
          </table:table-cell>
          <table:table-cell office:value-type="string" calcext:value-type="string">
            <text:p>P-1109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D50]*[.E50]" office:value-type="float" office:value="1200" calcext:value-type="float">
            <text:p>120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inyl wire</text:p>
          </table:table-cell>
          <table:table-cell office:value-type="string" calcext:value-type="string">
            <text:p>P-1109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D51]*[.E51]" office:value-type="float" office:value="1200" calcext:value-type="float">
            <text:p>120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in-plated wire</text:p>
          </table:table-cell>
          <table:table-cell office:value-type="string" calcext:value-type="string">
            <text:p>P-02220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formula="of:=[.D52]*[.E52]" office:value-type="float" office:value="230" calcext:value-type="float">
            <text:p>23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P-0377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D53]*[.E53]" office:value-type="float" office:value="80" calcext:value-type="float">
            <text:p>8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P-14523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D54]*[.E54]" office:value-type="float" office:value="320" calcext:value-type="float">
            <text:p>32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udioJack2</text:p>
          </table:table-cell>
          <table:table-cell office:value-type="string" calcext:value-type="string">
            <text:p>C-148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D55]*[.E55]" office:value-type="float" office:value="140" calcext:value-type="float">
            <text:p>14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P-15128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D56]*[.E56]" office:value-type="float" office:value="115" calcext:value-type="float">
            <text:p>115</text:p>
          </table:table-cell>
          <table:table-cell table:number-columns-repeated="21"/>
        </table:table-row>
      </table:table>
      <table:table table:name="BOM" table:style-name="ta1">
        <table:table-column table:style-name="co3" table:default-cell-style-name="Default"/>
        <table:table-column table:style-name="co2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_Axial_L5.1mm_D3.1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_THT:D_DO-41_SOD81_P2.54mm_Vertical_AnodeUp</text:p>
          </table:table-cell>
          <table:table-cell office:value-type="string" calcext:value-type="string">
            <text:p>http://www.vishay.com/docs/88503/1n4001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SS178</text:p>
          </table:table-cell>
          <table:table-cell office:value-type="string" calcext:value-type="string">
            <text:p>Diode_THT:D_DO-35_SOD27_P2.54mm_Vertical_AnodeU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5</text:p>
          </table:table-cell>
          <table:table-cell office:value-type="string" calcext:value-type="string">
            <text:p>50kA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4</text:p>
          </table:table-cell>
          <table:table-cell office:value-type="string" calcext:value-type="string">
            <text:p>50KB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3</text:p>
          </table:table-cell>
          <table:table-cell office:value-type="string" calcext:value-type="string">
            <text:p>50KB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50KB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50KB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hc00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hc00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AudioJack2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AudioJack2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AudioJack3_SwitchTR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AudioJack3_SwitchTR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BP5293-33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akizukidenshi.com/download/ds/rohm/BP5293_DataSheet_J_VerC_161013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P5293-5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akizukidenshi.com/download/ds/rohm/BP5293_DataSheet_J_VerC_161013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1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8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5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0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6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Conn_01x04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Conn_01x04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7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4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3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5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3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5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PinHeader_2.54mm:PinHeader_1x06_P2.54mm_Horizontal</text:p>
          </table:table-cell>
          <table:table-cell office:value-type="string" calcext:value-type="string">
            <text:p>http://ww1.microchip.com/downloads/en/devicedoc/30277d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PinHeader_2.54mm:PinHeader_1x06_P2.54mm_Horizontal</text:p>
          </table:table-cell>
          <table:table-cell office:value-type="string" calcext:value-type="string">
            <text:p>http://ww1.microchip.com/downloads/en/devicedoc/30277d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2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0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6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7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9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Conn_02x09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9</text:p>
          </table:table-cell>
          <table:table-cell office:value-type="string" calcext:value-type="string">
            <text:p>Conn_02x09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2</text:p>
          </table:table-cell>
          <table:table-cell office:value-type="string" calcext:value-type="string">
            <text:p>Conn_02x09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9_Male</text:p>
          </table:table-cell>
          <table:table-cell office:value-type="string" calcext:value-type="string">
            <text:p>Connector_PinHeader_2.54mm:PinHeader_2x09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2x09_Male</text:p>
          </table:table-cell>
          <table:table-cell office:value-type="string" calcext:value-type="string">
            <text:p>Connector_PinHeader_2.54mm:PinHeader_2x09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2x09_Male</text:p>
          </table:table-cell>
          <table:table-cell office:value-type="string" calcext:value-type="string">
            <text:p>Connector_PinHeader_2.54mm:PinHeader_2x09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4</text:p>
          </table:table-cell>
          <table:table-cell office:value-type="string" calcext:value-type="string">
            <text:p>DB15_Female</text:p>
          </table:table-cell>
          <table:table-cell/>
          <table:table-cell office:value-type="string" calcext:value-type="string">
            <text:p><text:s/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1</text:p>
          </table:table-cell>
          <table:table-cell office:value-type="string" calcext:value-type="string">
            <text:p>DB15_Male</text:p>
          </table:table-cell>
          <table:table-cell/>
          <table:table-cell office:value-type="string" calcext:value-type="string">
            <text:p><text:s/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DIN-5_180degree</text:p>
          </table:table-cell>
          <table:table-cell/>
          <table:table-cell office:value-type="string" calcext:value-type="string">
            <text:p>http://www.mouser.com/ds/2/18/40_c091_abd_e-75918.pdf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DIN-5_180degree</text:p>
          </table:table-cell>
          <table:table-cell/>
          <table:table-cell office:value-type="string" calcext:value-type="string">
            <text:p>http://www.mouser.com/ds/2/18/40_c091_abd_e-75918.pdf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R1</text:p>
          </table:table-cell>
          <table:table-cell office:value-type="string" calcext:value-type="string">
            <text:p>HDSP-4830_2</text:p>
          </table:table-cell>
          <table:table-cell office:value-type="string" calcext:value-type="string">
            <text:p>Display:HDSP-4830</text:p>
          </table:table-cell>
          <table:table-cell office:value-type="string" calcext:value-type="string">
            <text:p>https://docs.broadcom.com/docs/AV02-1798EN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Jack-DC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4</text:p>
          </table:table-cell>
          <table:table-cell office:value-type="string" calcext:value-type="string">
            <text:p>LTS-6960HR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5</text:p>
          </table:table-cell>
          <table:table-cell office:value-type="string" calcext:value-type="string">
            <text:p>LTS-6960HR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3</text:p>
          </table:table-cell>
          <table:table-cell office:value-type="string" calcext:value-type="string">
            <text:p>LTS-6960HR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2</text:p>
          </table:table-cell>
          <table:table-cell office:value-type="string" calcext:value-type="string">
            <text:p>LTS-6960HR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1</text:p>
          </table:table-cell>
          <table:table-cell office:value-type="string" calcext:value-type="string">
            <text:p>LTS-6960HR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IC16F18854-SO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PIC16(L)F18854%20Data%20Sheet_DS40001826C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PIC32MX110F016B-I_SP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61168E.pdf</text:p>
          </table:table-cell>
          <table:table-cell office:value-type="string" calcext:value-type="string">
            <text:p>Manufacturer URL</text:p>
          </table:table-cell>
          <table:table-cell office:value-type="string" calcext:value-type="string">
            <text:p>http://www.microchip.com</text:p>
          </table:table-cell>
          <table:table-cell office:value-type="string" calcext:value-type="string">
            <text:p>Package Specification</text:p>
          </table:table-cell>
          <table:table-cell office:value-type="string" calcext:value-type="string">
            <text:p>http://www.microchip.com/stellent/groups/techpub_sg/documents/packagingspec/en012702.pdf</text:p>
          </table:table-cell>
          <table:table-cell office:value-type="string" calcext:value-type="string">
            <text:p>Product URL</text:p>
          </table:table-cell>
          <table:table-cell office:value-type="string" calcext:value-type="string">
            <text:p>http://www.microchip.com/PIC32MX110F016B</text:p>
          </table:table-cell>
          <table:table-cell office:value-type="string" calcext:value-type="string">
            <text:p>Rev. E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Lead Plastic Dual In-Line, 34.86 x 6.79 mm Body, 2.54 mm Pitch</text:p>
          </table:table-cell>
          <table:table-cell office:value-type="string" calcext:value-type="string">
            <text:p>C04-070B</text:p>
          </table:table-cell>
          <table:table-cell office:value-type="string" calcext:value-type="string">
            <text:p>IC</text:p>
          </table:table-cell>
          <table:table-cell office:value-type="float" office:value="1156563" calcext:value-type="float">
            <text:p>11565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7413a09ebb98f6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SPDIP-SP28</text:p>
          </table:table-cell>
          <table:table-cell office:value-type="float" office:value="1359970709" calcext:value-type="float">
            <text:p>1359970709</text:p>
          </table:table-cell>
          <table:table-cell office:value-type="string" calcext:value-type="string">
            <text:p>E7E3DC04-7D64-40B1-9461-E4D614E67543</text:p>
          </table:table-cell>
          <table:table-cell office:value-type="string" calcext:value-type="string">
            <text:p><text:s/>Mother</text:p>
          </table:table-cell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6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8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0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1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2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5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7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9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1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3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5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6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7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1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3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5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7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9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1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2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3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7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9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1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3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4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5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6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7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8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9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60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61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8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9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0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8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6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4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2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0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4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2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0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8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6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4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3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9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7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2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0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8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6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5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4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RXEF050</text:p>
          </table:table-cell>
          <table:table-cell office:value-type="string" calcext:value-type="string">
            <text:p>Capacitor_THT:C_Disc_D8.0mm_W2.5mm_P5.00mm</text:p>
          </table:table-cell>
          <table:table-cell office:value-type="string" calcext:value-type="string">
            <text:p>https://akizukidenshi.com/download/ds/tyco/rxef050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6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7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8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BD62783A</text:p>
          </table:table-cell>
          <table:table-cell office:value-type="string" calcext:value-type="string">
            <text:p>Package_DIP:DIP-18_W7.62mm</text:p>
          </table:table-cell>
          <table:table-cell office:value-type="string" calcext:value-type="string">
            <text:p>http://toshiba.semicon-storage.com/info/docget.jsp?did=30523&amp;prodName=TBD62783APG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LP785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https://toshiba.semicon-storage.com/info/docget.jsp?did=10569&amp;prodName=TLP785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Package_DIP:DIP-18_W7.62mm</text:p>
          </table:table-cell>
          <table:table-cell office:value-type="string" calcext:value-type="string">
            <text:p>http://www.ti.com/lit/ds/symlink/uln2803a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</table:table>
      <table:table table:name="Groupe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01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_THT:D_DO-41_SOD81_P2.54mm_Vertical_AnodeUp</text:p>
          </table:table-cell>
          <table:table-cell office:value-type="string" calcext:value-type="string">
            <text:p>http://www.vishay.com/docs/88503/1n4001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SS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_THT:D_DO-35_SOD27_P2.54mm_Vertical_AnodeU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5</text:p>
          </table:table-cell>
          <table:table-cell office:value-type="string" calcext:value-type="string">
            <text:p>50k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4</text:p>
          </table:table-cell>
          <table:table-cell office:value-type="string" calcext:value-type="string">
            <text:p>50K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hc00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AudioJack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AudioJack3_SwitchT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BP5293-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akizukidenshi.com/download/ds/rohm/BP5293_DataSheet_J_VerC_161013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P5293-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akizukidenshi.com/download/ds/rohm/BP5293_DataSheet_J_VerC_161013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42*3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40*3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2x08_Female</text:p>
          </table:table-cell>
          <table:table-cell office:value-type="string" calcext:value-type="string">
            <text:p>42*3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40*3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4</text:p>
          </table:table-cell>
          <table:table-cell office:value-type="string" calcext:value-type="string">
            <text:p>DB15_Fema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1</text:p>
          </table:table-cell>
          <table:table-cell office:value-type="string" calcext:value-type="string">
            <text:p>DB15_Ma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B15_Shell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DIN-5_180degre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mouser.com/ds/2/18/40_c091_abd_e-75918.pdf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R1</text:p>
          </table:table-cell>
          <table:table-cell office:value-type="string" calcext:value-type="string">
            <text:p>HDSP-4830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:HDSP-4830</text:p>
          </table:table-cell>
          <table:table-cell office:value-type="string" calcext:value-type="string">
            <text:p>https://docs.broadcom.com/docs/AV02-1798EN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Jack-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THT:LED_D3.0mm,2.1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4</text:p>
          </table:table-cell>
          <table:table-cell office:value-type="string" calcext:value-type="string">
            <text:p>LTS-6960H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5</text:p>
          </table:table-cell>
          <table:table-cell office:value-type="string" calcext:value-type="string">
            <text:p>LTS-6960H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IC16F18854-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PIC16(L)F18854%20Data%20Sheet_DS40001826C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PIC32MX110F016B-I_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61168E.pdf</text:p>
          </table:table-cell>
          <table:table-cell office:value-type="string" calcext:value-type="string">
            <text:p>Manufacturer URL</text:p>
          </table:table-cell>
          <table:table-cell office:value-type="string" calcext:value-type="string">
            <text:p>http://www.microchip.com</text:p>
          </table:table-cell>
          <table:table-cell office:value-type="string" calcext:value-type="string">
            <text:p>Package Specification</text:p>
          </table:table-cell>
          <table:table-cell office:value-type="string" calcext:value-type="string">
            <text:p>http://www.microchip.com/stellent/groups/techpub_sg/documents/packagingspec/en012702.pdf</text:p>
          </table:table-cell>
          <table:table-cell office:value-type="string" calcext:value-type="string">
            <text:p>Product URL</text:p>
          </table:table-cell>
          <table:table-cell office:value-type="string" calcext:value-type="string">
            <text:p>http://www.microchip.com/PIC32MX110F016B</text:p>
          </table:table-cell>
          <table:table-cell office:value-type="string" calcext:value-type="string">
            <text:p>Rev. E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Lead Plastic Dual In-Line, 34.86 x 6.79 mm Body, 2.54 mm Pitch</text:p>
          </table:table-cell>
          <table:table-cell office:value-type="string" calcext:value-type="string">
            <text:p>C04-070B</text:p>
          </table:table-cell>
          <table:table-cell office:value-type="string" calcext:value-type="string">
            <text:p>IC</text:p>
          </table:table-cell>
          <table:table-cell office:value-type="float" office:value="1156563" calcext:value-type="float">
            <text:p>11565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7413a09ebb98f6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SPDIP-SP28</text:p>
          </table:table-cell>
          <table:table-cell office:value-type="float" office:value="1359970709" calcext:value-type="float">
            <text:p>1359970709</text:p>
          </table:table-cell>
          <table:table-cell office:value-type="string" calcext:value-type="string">
            <text:p>E7E3DC04-7D64-40B1-9461-E4D614E67543</text:p>
          </table:table-cell>
          <table:table-cell office:value-type="string" calcext:value-type="string">
            <text:p><text:s/>Mother</text:p>
          </table:table-cell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Piezo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RXEF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THT:C_Disc_D8.0mm_W2.5mm_P5.00mm</text:p>
          </table:table-cell>
          <table:table-cell office:value-type="string" calcext:value-type="string">
            <text:p>https://akizukidenshi.com/download/ds/tyco/rxef050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ane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an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W_Pan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BD6278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DIP:DIP-18_W7.62mm</text:p>
          </table:table-cell>
          <table:table-cell office:value-type="string" calcext:value-type="string">
            <text:p>http://toshiba.semicon-storage.com/info/docget.jsp?did=30523&amp;prodName=TBD62783APG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LP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https://toshiba.semicon-storage.com/info/docget.jsp?did=10569&amp;prodName=TLP785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ULN280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DIP:DIP-18_W7.62mm</text:p>
          </table:table-cell>
          <table:table-cell office:value-type="string" calcext:value-type="string">
            <text:p>http://www.ti.com/lit/ds/symlink/uln2803a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Cty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Valu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type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</table:table>
      <table:table table:name="Sheet4" table:style-name="ta1">
        <table:table-column table:style-name="co28" table:number-columns-repeated="2" table:default-cell-style-name="Default"/>
        <table:table-row table:style-name="ro1">
          <table:table-cell office:value-type="string" calcext:value-type="string">
            <text:p>R-25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10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-1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00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-2510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-06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-05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-25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-07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08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10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-25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07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092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-14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-14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-06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-15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-15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057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-016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-057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-00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-00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00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00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-104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-05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06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11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116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-006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-12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-11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05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0979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-01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156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-156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-15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-10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07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15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005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076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-092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-00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-13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11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-110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-02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03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14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14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-1512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BOM.A1:BOM.W42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00/00/00</text:date>, <text:time style:data-style-name="N2" text:time-value="17:43:35.97715517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8T17:44:03.110740442</dc:date>
    <meta:editing-duration>PT13M19S</meta:editing-duration>
    <meta:editing-cycles>4</meta:editing-cycles>
    <meta:generator>LibreOffice/7.0.5.2$Linux_X86_64 LibreOffice_project/00$Build-2</meta:generator>
    <meta:document-statistic meta:table-count="4" meta:cell-count="2855" meta:object-count="0"/>
  </office:meta>
</office:document-meta>
</file>